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9377" officeooo:paragraph-rsid="000c9377"/>
    </style:style>
    <style:style style:name="P5" style:family="paragraph" style:parent-style-name="Title">
      <style:text-properties style:font-name="Georgia" officeooo:rsid="000c9377" officeooo:paragraph-rsid="000c9377"/>
    </style:style>
    <style:style style:name="P6" style:family="paragraph" style:parent-style-name="Text_20_body">
      <style:paragraph-properties fo:text-align="center" style:justify-single-word="false"/>
      <style:text-properties style:font-name="Georgia" officeooo:rsid="000c9377" officeooo:paragraph-rsid="000c9377"/>
    </style:style>
    <style:style style:name="P7" style:family="paragraph" style:parent-style-name="Text_20_body">
      <style:text-properties style:font-name="Georgia" fo:font-style="normal" officeooo:rsid="00200d55" officeooo:paragraph-rsid="000c9377" style:font-style-asian="normal" style:font-style-complex="normal"/>
    </style:style>
    <style:style style:name="P8" style:family="paragraph" style:parent-style-name="Text_20_body">
      <style:text-properties style:font-name="Georgia" officeooo:rsid="000c9377" officeooo:paragraph-rsid="000c9377"/>
    </style:style>
    <style:style style:name="P9" style:family="paragraph" style:parent-style-name="Text_20_body">
      <style:paragraph-properties fo:text-align="center" style:justify-single-word="false"/>
      <style:text-properties style:font-name="Georgia" officeooo:rsid="0026e6db" officeooo:paragraph-rsid="0026e6db"/>
    </style:style>
    <style:style style:name="P10" style:family="paragraph" style:parent-style-name="Text_20_body">
      <style:paragraph-properties fo:text-align="start" style:justify-single-word="false"/>
      <style:text-properties style:font-name="Georgia" style:text-underline-style="none" officeooo:rsid="0026e6db" officeooo:paragraph-rsid="0026e6db"/>
    </style:style>
    <style:style style:name="P11" style:family="paragraph" style:parent-style-name="Text_20_body">
      <style:paragraph-properties fo:text-align="start" style:justify-single-word="false"/>
      <style:text-properties style:font-name="Georgia" style:text-underline-style="none" officeooo:rsid="002f8510" officeooo:paragraph-rsid="002f8510"/>
    </style:style>
    <style:style style:name="P12" style:family="paragraph" style:parent-style-name="Text_20_body">
      <style:paragraph-properties fo:text-align="center" style:justify-single-word="false"/>
      <style:text-properties style:font-name="Georgia" style:text-underline-style="none" officeooo:rsid="002f8510" officeooo:paragraph-rsid="002f8510"/>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style:style style:name="T5" style:family="text">
      <style:text-properties officeooo:rsid="00131ae7"/>
    </style:style>
    <style:style style:name="T6" style:family="text">
      <style:text-properties officeooo:rsid="00169594"/>
    </style:style>
    <style:style style:name="T7" style:family="text">
      <style:text-properties fo:font-style="italic" officeooo:rsid="00169594" style:font-style-asian="italic" style:font-style-complex="italic"/>
    </style:style>
    <style:style style:name="T8" style:family="text">
      <style:text-properties fo:font-style="italic" officeooo:rsid="001d77b6" style:font-style-asian="italic" style:font-style-complex="italic"/>
    </style:style>
    <style:style style:name="T9" style:family="text">
      <style:text-properties fo:font-style="italic" officeooo:rsid="00293f5a" style:font-style-asian="italic" style:font-style-complex="italic"/>
    </style:style>
    <style:style style:name="T10" style:family="text">
      <style:text-properties fo:font-style="italic" officeooo:rsid="00387683" style:font-style-asian="italic" style:font-style-complex="italic"/>
    </style:style>
    <style:style style:name="T11" style:family="text">
      <style:text-properties officeooo:rsid="00173b11"/>
    </style:style>
    <style:style style:name="T12" style:family="text">
      <style:text-properties officeooo:rsid="0017a6fc"/>
    </style:style>
    <style:style style:name="T13" style:family="text">
      <style:text-properties officeooo:rsid="0018af4a"/>
    </style:style>
    <style:style style:name="T14" style:family="text">
      <style:text-properties officeooo:rsid="0019fe64"/>
    </style:style>
    <style:style style:name="T15" style:family="text">
      <style:text-properties officeooo:rsid="001bed51"/>
    </style:style>
    <style:style style:name="T16" style:family="text">
      <style:text-properties officeooo:rsid="001d77b6"/>
    </style:style>
    <style:style style:name="T17" style:family="text">
      <style:text-properties fo:font-style="normal" style:font-style-asian="normal" style:font-style-complex="normal"/>
    </style:style>
    <style:style style:name="T18" style:family="text">
      <style:text-properties fo:font-style="normal" officeooo:rsid="001d77b6" style:font-style-asian="normal" style:font-style-complex="normal"/>
    </style:style>
    <style:style style:name="T19" style:family="text">
      <style:text-properties fo:font-style="normal" officeooo:rsid="001ec809" style:font-style-asian="normal" style:font-style-complex="normal"/>
    </style:style>
    <style:style style:name="T20" style:family="text">
      <style:text-properties fo:font-style="normal" officeooo:rsid="001ff87e" style:font-style-asian="normal" style:font-style-complex="normal"/>
    </style:style>
    <style:style style:name="T21" style:family="text">
      <style:text-properties fo:font-style="normal" officeooo:rsid="00200d55" style:font-style-asian="normal" style:font-style-complex="normal"/>
    </style:style>
    <style:style style:name="T22" style:family="text">
      <style:text-properties fo:font-style="normal" officeooo:rsid="00204d08" style:font-style-asian="normal" style:font-style-complex="normal"/>
    </style:style>
    <style:style style:name="T23" style:family="text">
      <style:text-properties fo:font-style="normal" officeooo:rsid="00205a53" style:font-style-asian="normal" style:font-style-complex="normal"/>
    </style:style>
    <style:style style:name="T24" style:family="text">
      <style:text-properties fo:font-style="normal" officeooo:rsid="0021e728" style:font-style-asian="normal" style:font-style-complex="normal"/>
    </style:style>
    <style:style style:name="T25" style:family="text">
      <style:text-properties fo:font-style="normal" officeooo:rsid="0022e084" style:font-style-asian="normal" style:font-style-complex="normal"/>
    </style:style>
    <style:style style:name="T26" style:family="text">
      <style:text-properties fo:font-style="normal" officeooo:rsid="002397e0" style:font-style-asian="normal" style:font-style-complex="normal"/>
    </style:style>
    <style:style style:name="T27" style:family="text">
      <style:text-properties fo:font-style="normal" officeooo:rsid="00240295" style:font-style-asian="normal" style:font-style-complex="normal"/>
    </style:style>
    <style:style style:name="T28" style:family="text">
      <style:text-properties fo:font-style="normal" officeooo:rsid="0024b531" style:font-style-asian="normal" style:font-style-complex="normal"/>
    </style:style>
    <style:style style:name="T29" style:family="text">
      <style:text-properties fo:font-style="normal" officeooo:rsid="0024bbc7" style:font-style-asian="normal" style:font-style-complex="normal"/>
    </style:style>
    <style:style style:name="T30" style:family="text">
      <style:text-properties fo:font-style="normal" officeooo:rsid="00253ec4" style:font-style-asian="normal" style:font-style-complex="normal"/>
    </style:style>
    <style:style style:name="T31" style:family="text">
      <style:text-properties fo:font-style="normal" officeooo:rsid="0025aa94" style:font-style-asian="normal" style:font-style-complex="normal"/>
    </style:style>
    <style:style style:name="T32" style:family="text">
      <style:text-properties fo:font-style="normal" officeooo:rsid="0025c5f2" style:font-style-asian="normal" style:font-style-complex="normal"/>
    </style:style>
    <style:style style:name="T33" style:family="text">
      <style:text-properties fo:font-style="normal" officeooo:rsid="0027aa3e" style:font-style-asian="normal" style:font-style-complex="normal"/>
    </style:style>
    <style:style style:name="T34" style:family="text">
      <style:text-properties fo:font-style="normal" officeooo:rsid="0028db74" style:font-style-asian="normal" style:font-style-complex="normal"/>
    </style:style>
    <style:style style:name="T35" style:family="text">
      <style:text-properties fo:font-style="normal" officeooo:rsid="00293f5a" style:font-style-asian="normal" style:font-style-complex="normal"/>
    </style:style>
    <style:style style:name="T36" style:family="text">
      <style:text-properties fo:font-style="normal" officeooo:rsid="002b1024" style:font-style-asian="normal" style:font-style-complex="normal"/>
    </style:style>
    <style:style style:name="T37" style:family="text">
      <style:text-properties fo:font-style="normal" officeooo:rsid="002bb57f" style:font-style-asian="normal" style:font-style-complex="normal"/>
    </style:style>
    <style:style style:name="T38" style:family="text">
      <style:text-properties fo:font-style="normal" officeooo:rsid="002c5b27" style:font-style-asian="normal" style:font-style-complex="normal"/>
    </style:style>
    <style:style style:name="T39" style:family="text">
      <style:text-properties fo:font-style="normal" officeooo:rsid="002ddaf5" style:font-style-asian="normal" style:font-style-complex="normal"/>
    </style:style>
    <style:style style:name="T40" style:family="text">
      <style:text-properties fo:font-style="normal" officeooo:rsid="002e1f2d" style:font-style-asian="normal" style:font-style-complex="normal"/>
    </style:style>
    <style:style style:name="T41" style:family="text">
      <style:text-properties fo:font-style="normal" officeooo:rsid="002e34cb" style:font-style-asian="normal" style:font-style-complex="normal"/>
    </style:style>
    <style:style style:name="T42" style:family="text">
      <style:text-properties fo:font-style="normal" officeooo:rsid="00301097" style:font-style-asian="normal" style:font-style-complex="normal"/>
    </style:style>
    <style:style style:name="T43" style:family="text">
      <style:text-properties fo:font-style="normal" officeooo:rsid="0030dd4c" style:font-style-asian="normal" style:font-style-complex="normal"/>
    </style:style>
    <style:style style:name="T44" style:family="text">
      <style:text-properties fo:font-style="normal" officeooo:rsid="0031cb53" style:font-style-asian="normal" style:font-style-complex="normal"/>
    </style:style>
    <style:style style:name="T45" style:family="text">
      <style:text-properties fo:font-style="normal" officeooo:rsid="00329c70" style:font-style-asian="normal" style:font-style-complex="normal"/>
    </style:style>
    <style:style style:name="T46" style:family="text">
      <style:text-properties fo:font-style="normal" officeooo:rsid="00343b52" style:font-style-asian="normal" style:font-style-complex="normal"/>
    </style:style>
    <style:style style:name="T47" style:family="text">
      <style:text-properties fo:font-style="normal" officeooo:rsid="0035744f" style:font-style-asian="normal" style:font-style-complex="normal"/>
    </style:style>
    <style:style style:name="T48" style:family="text">
      <style:text-properties fo:font-style="normal" officeooo:rsid="0035c02a" style:font-style-asian="normal" style:font-style-complex="normal"/>
    </style:style>
    <style:style style:name="T49" style:family="text">
      <style:text-properties fo:font-style="normal" officeooo:rsid="00363fb3" style:font-style-asian="normal" style:font-style-complex="normal"/>
    </style:style>
    <style:style style:name="T50" style:family="text">
      <style:text-properties fo:font-style="normal" officeooo:rsid="003720ff" style:font-style-asian="normal" style:font-style-complex="normal"/>
    </style:style>
    <style:style style:name="T51" style:family="text">
      <style:text-properties fo:font-style="normal" officeooo:rsid="003755f1" style:font-style-asian="normal" style:font-style-complex="normal"/>
    </style:style>
    <style:style style:name="T52" style:family="text">
      <style:text-properties fo:font-style="normal" officeooo:rsid="00387683" style:font-style-asian="normal" style:font-style-complex="normal"/>
    </style:style>
    <style:style style:name="T53" style:family="text">
      <style:text-properties fo:font-style="normal" officeooo:rsid="0039f9f9" style:font-style-asian="normal" style:font-style-complex="normal"/>
    </style:style>
    <style:style style:name="T54" style:family="text">
      <style:text-properties fo:font-style="normal" officeooo:rsid="003b2a5b" style:font-style-asian="normal" style:font-style-complex="normal"/>
    </style:style>
    <style:style style:name="T55" style:family="text">
      <style:text-properties fo:font-style="normal" officeooo:rsid="003bcfa3" style:font-style-asian="normal" style:font-style-complex="normal"/>
    </style:style>
    <style:style style:name="T56" style:family="text">
      <style:text-properties fo:font-style="normal" style:text-underline-style="solid" style:text-underline-type="double" style:text-underline-width="auto" style:text-underline-color="font-color" style:font-style-asian="normal" style:font-style-complex="normal"/>
    </style:style>
    <style:style style:name="T57" style:family="text">
      <style:text-properties officeooo:rsid="0022e0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der The Sky</text:p>
      <text:p text:style-name="P3">306</text:p>
      <text:p text:style-name="P6">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 </text:span><text:span text:style-name="T57">Should be good to go in a few days.</text:span><text:span text:style-name="T4">”</text:span></text:p>
      <text:p text:style-name="P4"><text:tab/>“<text:span text:style-name="T5">Is she awake? I want to talk to her.” Jack said.</text:span></text:p>
      <text:p text:style-name="P4"><text:tab/><text:span text:style-name="T5">Ma</text:span><text:span text:style-name="T13">t</text:span><text:span text:style-name="T5">t nodded. “Yeah, she’s awake. I’m not sure if she’ll be willing to talk, but you can try.”</text:span></text:p>
      <text:p text:style-name="P4"><text:tab/><text:span text:style-name="T5">Jack exited Matt’s office and walked towards the Recovery </text:span><text:span text:style-name="T6">Bay</text:span><text:span text:style-name="T5">. </text:span><text:span text:style-name="T6">There he found Elise resting in a bed. She was reading a book. It had been a while since Jack had seen an actual paperback books. Everything was on datapads these days. Electronic. Jack missed the smell of an old book. He took a quick peek at the cover. </text:span><text:span text:style-name="T7">Les Misérables</text:span><text:span text:style-name="T6"> was on the jacket. </text:span><text:span text:style-name="T11">A timeless classic and quite a page turner. </text:span><text:span text:style-name="T12">He smiled at Elise.</text:span></text:p>
      <text:p text:style-name="P4"><text:tab/><text:span text:style-name="T12">Elise looked up from her book. “You must be Major O’Brien.” She said.</text:span></text:p>
      <text:p text:style-name="P4"><text:tab/><text:span text:style-name="T12">Jack smiled. “I must be.” He said. “You must be the woman who held me captive on Titan.” He accused.</text:span></text:p>
      <text:p text:style-name="P4"><text:tab/><text:span text:style-name="T12">Elise nodded “Guilty as charged. </text:span><text:span text:style-name="T13">Don’t let this human form fool you major. I am neither male or female. My species doesn’t have genders. But I like this form it is pleasing to the eye, is it not?</text:span><text:span text:style-name="T12">”</text:span></text:p>
      <text:p text:style-name="P4"><text:tab/><text:span text:style-name="T13">Jack shrugged. “Wouldn’t know.” He said. </text:span><text:span text:style-name="T14">Pulling a chair over to the bed, he sat down on it. “We have some things to discuss it would seem.” Jack said. “I’ve been told if we don’t release you soon, your people will attack Earth.”</text:span></text:p>
      <text:p text:style-name="P4"><text:soft-page-break/><text:tab/><text:span text:style-name="T14">Elise nodded, she set the book down on her lap. “Yes major, you hear correctly.” She said. “Captain McDuff released all of his other prisoners from my ship. I don’t see why you are keeping me.”</text:span></text:p>
      <text:p text:style-name="P4"><text:tab/><text:span text:style-name="T15">Major O’Brien sighed. “I’ve spoken with Captain McDuff.” He said. “He understands that keeping you prisoner was a mistake. We apologize for the inconvenience. As soon as your wounds heal, you can go in peace if you wish.”</text:span></text:p>
      <text:p text:style-name="P4"><text:tab/>“<text:span text:style-name="T15">That’s it?” Elise asked. “You don’t want to question me for why I held you prisoner? Your Captain McDuff sure wanted to know.” </text:span><text:span text:style-name="T16">She paused for a moment. “You know he beat me right?”</text:span></text:p>
      <text:p text:style-name="P4"><text:tab/><text:span text:style-name="T16">Jack folded his arms. “Not according to Bert.” He said. “According to him, you hurt yourself while attempting to escape from your cell.”</text:span></text:p>
      <text:p text:style-name="P4"><text:tab/><text:span text:style-name="T16">Elise scoffed. “He’s lying.”</text:span></text:p>
      <text:p text:style-name="P4"><text:tab/>“<text:span text:style-name="T16">I checked the security cam footage.” Jack said. “It clearly shows he wasn’t even near you when you threw yourself at the force field. The footage doesn’t lie. Care to tell me </text:span><text:span text:style-name="T8">why</text:span><text:span text:style-name="T18"> you tried to escape?”</text:span></text:p>
      <text:p text:style-name="P4"><text:span text:style-name="T18"><text:tab/>Elise froze. She didn’t have an out on this one. </text:span><text:span text:style-name="T19">She sighed. “Fine, I tried to escape. I didn’t think it fair that I was being kept locked up while my crew was set free. Then there’s the issue of the condition that if I don’t return to my people, they will attack Earth. I don’t want Earth to be attacked anymore than you do.”</text:span></text:p>
      <text:p text:style-name="P4"><text:span text:style-name="T19"><text:tab/>“</text:span><text:span text:style-name="T20">Why are you so important?” Jack asked. “Why do your people want to attack Earth? I can see you attacking anyways even when we let you go.” </text:span><text:span text:style-name="T21">Jack could see Earth being attacked no matter what. Nothing was ever safe anymore.</text:span></text:p>
      <text:p text:style-name="P7"><text:tab/>Elise shrugged. “You’ll have to believe me when I say we won’t attack you if I’m returned.” She said. “I have top secret information my government wants. I can’t communicate it other than in person. It’s that vital to my home world’s survival. That’s all I can say.”</text:p>
      <text:p text:style-name="P4"><text:span text:style-name="T21"><text:tab/></text:span><text:span text:style-name="T22">Jack frowned. “You’r</text:span><text:span text:style-name="T23">e</text:span><text:span text:style-name="T22"> facing an extinction level event aren’t you.”</text:span></text:p>
      <text:p text:style-name="P4"><text:span text:style-name="T22"><text:tab/>“Something like that.” Elise said. “</text:span><text:span text:style-name="T24">It’s very time sensitive. We have the rest of the year to figure things out.”</text:span></text:p>
      <text:p text:style-name="P4"><text:span text:style-name="T24"><text:tab/>“</text:span><text:span text:style-name="T25">I see.” Jack said. “Doctor Allen says you are healing nicely and are on schedule to be released in a few days.”</text:span></text:p>
      <text:p text:style-name="P4"><text:span text:style-name="T25"><text:tab/></text:span><text:span text:style-name="T26">Elise shifted in bed trying to get comfortable. </text:span><text:span text:style-name="T27">She groaned as she moved around. “Okay, so I can go home in a few days. That’s good. My home world is a good ways away from here. I’ll need as much time as I can get to reach home.”</text:span></text:p>
      <text:p text:style-name="P4"><text:soft-page-break/><text:span text:style-name="T27"><text:tab/></text:span><text:span text:style-name="T28">Jack wondered how far her home was exactly. “Where is your home?” He asked.</text:span></text:p>
      <text:p text:style-name="P4"><text:span text:style-name="T28"><text:tab/>Elise frowned. “Sector Eight Five Nine, near The Rim.”</text:span></text:p>
      <text:p text:style-name="P4"><text:span text:style-name="T28"><text:tab/>Jack smiled. The Rim. That was a good six month journey. No wonder why the deadline was a year away. The aliens seemed to be levelheaded that was for sure. At least they hadn’t given Earth an impossible deadline. “</text:span><text:span text:style-name="T29">Well, you best get some rest so you finish healing. No offense but I want you off my station as soon as possible.”</text:span></text:p>
      <text:p text:style-name="P4"><text:span text:style-name="T29"><text:tab/>Standing up from his chair, Jack began walking out of the room. He turned around to face Elise to say something else </text:span><text:span text:style-name="T30">but decided against it</text:span><text:span text:style-name="T29">. </text:span><text:span text:style-name="T30">She had heard enough of what he had to say. He exited the Recovery Bay.</text:span></text:p>
      <text:p text:style-name="P4"><text:span text:style-name="T30"><text:tab/></text:span><text:span text:style-name="T31">Passing by Matt’s desk, Jack gave him a thumbs up. “Good work doc. She has a long ride ahead of hers to get home. I’ll make sure she has transportation ready when the time comes.” </text:span><text:span text:style-name="T32">He exited the Med Bay.</text:span></text:p>
      <text:p text:style-name="P4"><text:span text:style-name="T32"/></text:p>
      <text:p text:style-name="P9"><text:span text:style-name="T32">* </text:span><text:span text:style-name="T17">* *</text:span></text:p>
      <text:p text:style-name="P9"><text:span text:style-name="T56"/></text:p>
      <text:p text:style-name="P10"><text:span text:style-name="T17"><text:tab/></text:span><text:span text:style-name="T33">Madison Park sat at a desk on the main Maintenance Level of Crimson Gamma. She was reviewing the matter antimatter reactor readouts for the last week and a half. Madison didn’t like what she was seeing. The readings were a little off, not too far from specifications but still a little off.</text:span></text:p>
      <text:p text:style-name="P10"><text:span text:style-name="T33"><text:tab/>“</text:span><text:span text:style-name="T34">You wanted to see me?” Kate Monson said as she entered the office.</text:span></text:p>
      <text:p text:style-name="P10"><text:span text:style-name="T34"><text:tab/>Madison didn’t turn around to face her. “Close the door.” She said.</text:span></text:p>
      <text:p text:style-name="P10"><text:span text:style-name="T34"><text:tab/></text:span><text:span text:style-name="T35">Kate closed the door behind her. “What’s up?” She approached the desk Madison was sitting at and rested a hand on the back of Madison’s chair.</text:span></text:p>
      <text:p text:style-name="P10"><text:span text:style-name="T35"><text:tab/>Madison shook her head. “I think we have a saboteur onboard.”</text:span></text:p>
      <text:p text:style-name="P10"><text:span text:style-name="T35"><text:tab/>Kate let go of the chair. “That’s a pretty strong accusation chief.” She said. “Do you have proof?”</text:span></text:p>
      <text:p text:style-name="P10"><text:span text:style-name="T35"><text:tab/>Madison handed a datapad to Madison over her shoulder. “Here’s a list of parts that have gone missing over the past week. At first the water purification processor was damaged, when I went to look for a replacement part it wasn’t to be found. Since then, other parts have come up missing. Things you wouldn’t expect to go missing unless you went looking for them.” She paused. “I began running diagnostics this morning. The reactor core is running hotter than it should. It’s off by a few degrees.”</text:span></text:p>
      <text:p text:style-name="P10"><text:span text:style-name="T35"><text:tab/>“A </text:span><text:span text:style-name="T9">few</text:span><text:span text:style-name="T35"> degrees.” Kate echoed. She checked the datapad. “Three percent.”</text:span></text:p>
      <text:p text:style-name="P10"><text:soft-page-break/><text:span text:style-name="T35"><text:tab/>“I know it doesn’t seem bad.” Madison nodded. “But trust me, it could jump to ten really quick, then we’d be in a world of hurt.” </text:span><text:span text:style-name="T36">She checked her monitor. “Switch to page three. The weapons systems seem to be fluctuating as well. If we’re under attack and those go down? We’re screwed. </text:span><text:span text:style-name="T37">Then there’s the shields …</text:span><text:span text:style-name="T36">”</text:span></text:p>
      <text:p text:style-name="P10"><text:span text:style-name="T36"><text:tab/></text:span><text:span text:style-name="T37">Kate sighed. “I see your point.” She said. “Who knows about this?”</text:span></text:p>
      <text:p text:style-name="P10"><text:span text:style-name="T37"><text:tab/>Madison turned in her chair away from the computer monitor. “No one. You’re the first person I’ve told. I know the major is busy with other business. I figured … someone … should know about it.”</text:span></text:p>
      <text:p text:style-name="P10"><text:span text:style-name="T37"><text:tab/></text:span><text:span text:style-name="T38">Kate handed the datapad back to Madison. “I’m glad you told me. We can’t be caught with our britches down. I’ll alert security. Hopefully we can track down this bastard. </text:span><text:span text:style-name="T40">Transfer that data to my station.</text:span><text:span text:style-name="T38">” </text:span><text:span text:style-name="T40">She pointed to the datapad in Madison’s hand.</text:span><text:span text:style-name="T38"> Turning around, Kate exited the office leaving Madison alone </text:span><text:span text:style-name="T39">to </text:span><text:span text:style-name="T41">review</text:span><text:span text:style-name="T39"> more reports.</text:span></text:p>
      <text:p text:style-name="P10"><text:span text:style-name="T39"/></text:p>
      <text:p text:style-name="P12"><text:span text:style-name="T39">* </text:span><text:span text:style-name="T17">* *</text:span></text:p>
      <text:p text:style-name="P12"><text:span text:style-name="T17"/></text:p>
      <text:p text:style-name="P11"><text:span text:style-name="T17"><text:tab/>Kate walked into security. Jeff Killpack was seated at his desk monitoring. As he saw Kate walk in, he closed out the screen he was viewing. He could look at that later.</text:span></text:p>
      <text:p text:style-name="P11"><text:span text:style-name="T17"><text:tab/>“Commander </text:span><text:span text:style-name="T42">Monson</text:span><text:span text:style-name="T17">, what brings you here?” Jeff asked.</text:span></text:p>
      <text:p text:style-name="P11"><text:span text:style-name="T17"><text:tab/></text:span><text:span text:style-name="T42">Kate sighed as she sat down across from Jeff. “We might have a saboteur onboard the station.” Kate said. “Computer, bring up file Monson Six Three Five Two Eight and transmit it to this terminal </text:span><text:span text:style-name="T43">and navigate to summary page.</text:span><text:span text:style-name="T42">”</text:span></text:p>
      <text:p text:style-name="P11"><text:span text:style-name="T42"><text:tab/></text:span><text:span text:style-name="T43">The computer beeped in response. “File ready.” It responded.</text:span></text:p>
      <text:p text:style-name="P11"><text:span text:style-name="T43"><text:tab/></text:span><text:span text:style-name="T44">Jeff leaned forward in his seat. “What am I looking at here?”</text:span></text:p>
      <text:p text:style-name="P11"><text:span text:style-name="T44"><text:tab/></text:span><text:span text:style-name="T45">Kate pointed at the terminal. “You’re looking at a summary of malfunctions all over the station. Madison started an investigation when a part for the water purification system went out and she couldn’t find a replacement. She noticed other … odd </text:span><text:span text:style-name="T46">occurrences. Weapons, shields, the main reactor all seem to have been affected.”</text:span></text:p>
      <text:p text:style-name="P11"><text:span text:style-name="T46"><text:tab/></text:span><text:span text:style-name="T47">Jeff looked over the summary, then he began going through the report page by page. “This is a lot of failing systems commander.” He said. “That’s a lot to go unnoticed for so long. I mean, look at some of these dates.”</text:span></text:p>
      <text:p text:style-name="P11"><text:span text:style-name="T47"><text:tab/>Kate nodded. She knew how it looked. “I know, it looks like Madison wasn’t doing her job. But that’s not the case at all. </text:span><text:span text:style-name="T48">I’ve gone through her logs, everything is on the up and up.”</text:span></text:p>
      <text:p text:style-name="P11"><text:span text:style-name="T48"><text:tab/>Jeff looked at Kate. “You didn’t trust her.”</text:span></text:p>
      <text:p text:style-name="P11"><text:soft-page-break/><text:span text:style-name="T48"><text:tab/>Kate shook her head. “That’s not it at all. I was just covering all of the bases. That’s all. </text:span><text:span text:style-name="T49">You know the drill, it’s standard procedure.</text:span><text:span text:style-name="T48">” </text:span><text:span text:style-name="T52">Kate looked Jeff square in the eyes. She was telling the truth, it </text:span><text:span text:style-name="T10">was</text:span><text:span text:style-name="T52"> standard procedure whenever something suspicious happened on the station. It helped prevent bad things from happening.</text:span></text:p>
      <text:p text:style-name="P11"><text:span text:style-name="T48"><text:tab/></text:span><text:span text:style-name="T49">Jeff nodded his head. “Yeah, you’re right, it is.” </text:span><text:span text:style-name="T50">He admitted. “</text:span><text:span text:style-name="T51">I’d do the same if it was one of my guys. I get it.” </text:span><text:span text:style-name="T53">He continued to look over the report. “I’ll increase security around the affected areas.”</text:span></text:p>
      <text:p text:style-name="P11"><text:span text:style-name="T53"><text:tab/>Kate smiled. “Thanks Jeff.” She said. Standing up, she proceeded to walk out the door. “I’ll let you get back to work.” Kate exited the office.</text:span></text:p>
      <text:p text:style-name="P11"><text:span text:style-name="T53"><text:tab/>Jeff activated a communications line. “</text:span><text:span text:style-name="T54">Killpack to Park.” He said.</text:span></text:p>
      <text:p text:style-name="P11"><text:span text:style-name="T54"><text:tab/>“Park here. Go ahead.” Madison’s voice came through the line.</text:span></text:p>
      <text:p text:style-name="P11"><text:span text:style-name="T54"><text:tab/>“</text:span><text:span text:style-name="T55">Do you have time to come down to the security office? I need to ask you a few questions.” Jeff said.</text:span></text:p>
      <text:p text:style-name="P11"><text:span text:style-name="T55"><text:tab/>“On my way, Park out.” Madison said closing the communications l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3-21T17:15:54.847632371">03/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1T17:15:54.773241431</dc:date>
    <meta:editing-duration>PT4H42M10S</meta:editing-duration>
    <meta:editing-cycles>63</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63" meta:word-count="1784" meta:character-count="9787" meta:non-whitespace-character-count="8010"/>
  </office:meta>
</office:document-meta>
</file>